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00ff"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="solid" draw:fill-color="#f7b87c" draw:textarea-horizontal-align="justify" draw:textarea-vertical-align="middle" draw:auto-grow-height="false"/>
    </style:style>
    <style:style style:name="gr8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solid" draw:stroke-dash="Line_20_with_20_Fine_20_Dots" svg:stroke-color="#ff0000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cm" fo:min-width="1.019cm"/>
    </style:style>
    <style:style style:name="gr12" style:family="graphic" style:parent-style-name="standard">
      <style:graphic-properties draw:stroke="none" svg:stroke-color="#000000" draw:fill="solid" draw:fill-color="#f7b87c" draw:textarea-horizontal-align="left" draw:auto-grow-height="true" draw:auto-grow-width="false" fo:min-height="0cm" fo:min-width="1.786cm"/>
    </style:style>
    <style:style style:name="gr13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.503cm" fo:min-width="2.9cm"/>
    </style:style>
    <style:style style:name="gr14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.503cm" fo:min-width="1.872cm"/>
    </style:style>
    <style:style style:name="gr15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.502cm" fo:min-width="2.949cm"/>
    </style:style>
    <style:style style:name="gr16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.502cm" fo:min-width="1.695cm"/>
    </style:style>
    <style:style style:name="gr17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.503cm" fo:min-width="3.562cm"/>
    </style:style>
    <style:style style:name="gr18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.25cm" fo:min-width="0cm"/>
    </style:style>
    <style:style style:name="gr19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.25cm" fo:min-width="3.221cm"/>
    </style:style>
    <style:style style:name="gr21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.25cm" fo:min-width="1.868cm"/>
    </style:style>
    <style:style style:name="gr22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cm" fo:min-width="1.325cm"/>
    </style:style>
    <style:style style:name="gr23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cm" fo:min-width="1.232cm"/>
    </style:style>
    <style:style style:name="gr24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cm" fo:min-width="1.295cm"/>
    </style:style>
    <style:style style:name="gr25" style:family="graphic" style:parent-style-name="standard">
      <style:graphic-properties draw:fill="solid" draw:fill-color="#a8ce67" draw:textarea-horizontal-align="justify" draw:textarea-vertical-align="middle" draw:auto-grow-height="false"/>
    </style:style>
    <style:style style:name="gr26" style:family="graphic" style:parent-style-name="standard">
      <style:graphic-properties svg:stroke-color="#ff00ff" draw:marker-end="Arrow" draw:marker-end-width="0.3cm" draw:fill="solid" draw:fill-color="#000000" draw:textarea-horizontal-align="center" draw:textarea-vertical-align="middle"/>
    </style:style>
    <style:style style:name="gr27" style:family="graphic" style:parent-style-name="standard">
      <style:graphic-properties svg:stroke-color="#ff0000" draw:marker-end="Arrow" draw:marker-end-width="0.3cm" draw:fill="solid" draw:fill-color="#000000" draw:textarea-horizontal-align="center" draw:textarea-vertical-align="middle"/>
    </style:style>
    <style:style style:name="gr28" style:family="graphic" style:parent-style-name="standard">
      <style:graphic-properties draw:stroke="dash" draw:stroke-dash="Ultrafine_20_Dashed" svg:stroke-color="#000000" draw:marker-end="Arrow" draw:marker-end-width="0.3cm" draw:fill="solid" draw:fill-color="#000000" draw:textarea-horizontal-align="center" draw:textarea-vertical-align="middle"/>
    </style:style>
    <style:style style:name="gr29" style:family="graphic" style:parent-style-name="standard">
      <style:graphic-properties svg:stroke-color="#000000" draw:marker-end="Arrow" draw:marker-end-width="0.3cm" draw:fill="solid" draw:fill-color="#0000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/>
    </style:style>
    <style:style style:name="P3" style:family="paragraph">
      <style:paragraph-properties fo:text-align="center"/>
      <style:text-properties fo:font-size="16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6pt" style:font-size-asian="18pt" style:font-size-complex="18pt"/>
    </style:style>
    <style:style style:name="P6" style:family="paragraph">
      <style:text-properties fo:font-size="12pt" style:text-underline-style="solid" style:text-underline-width="auto" style:text-underline-color="font-color" style:font-size-asian="12pt" style:font-size-complex="12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text-properties fo:font-size="12pt" fo:font-style="italic" style:font-size-asian="12pt" style:font-style-asian="italic" style:font-size-complex="12pt" style:font-style-complex="italic"/>
    </style:style>
    <style:style style:name="P9" style:family="paragraph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0" style:family="paragraph">
      <style:paragraph-properties fo:text-align="end"/>
    </style:style>
    <style:style style:name="P11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8pt" style:font-size-complex="18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type="curve" svg:x1="19.1cm" svg:y1="17.937cm" svg:x2="22.591cm" svg:y2="17.111cm" draw:start-shape="id1" draw:start-glue-point="1" draw:end-shape="id2" svg:d="m19100 17937c2617 0 872-826 3491-826">
          <text:p/>
        </draw:connector>
        <draw:connector draw:style-name="gr2" draw:text-style-name="P2" draw:layer="layout" draw:type="curve" svg:x1="65.932cm" svg:y1="16.262cm" svg:x2="67.976cm" svg:y2="16.25cm" draw:start-shape="id3" draw:start-glue-point="1" draw:end-shape="id4" svg:d="m65932 16262c1533 0 511-12 2044-12">
          <text:p/>
        </draw:connector>
        <draw:connector draw:style-name="gr2" draw:text-style-name="P2" draw:layer="layout" draw:type="curve" draw:line-skew="-3.508cm -0.396cm" svg:x1="60.532cm" svg:y1="16.24cm" svg:x2="70.988cm" svg:y2="15.775cm" draw:start-shape="id5" draw:start-glue-point="1" draw:end-shape="id6" draw:end-glue-point="0" svg:d="m60532 16240c321 0 267-681 2801-1134s7655-676 7655 669">
          <text:p/>
        </draw:connector>
        <draw:connector draw:style-name="gr2" draw:text-style-name="P2" draw:layer="layout" draw:type="curve" draw:line-skew="-5.723cm -1.411cm" svg:x1="9.993cm" svg:y1="16.839cm" svg:x2="26.238cm" svg:y2="15.6cm" draw:start-shape="id7" draw:start-glue-point="1" draw:end-shape="id8" draw:end-glue-point="0" svg:d="m9993 16839c862 0 718-1576 4564-2603s11681-1504 11681 1364">
          <text:p/>
        </draw:connector>
        <draw:connector draw:style-name="gr2" draw:text-style-name="P2" draw:layer="layout" draw:type="curve" svg:x1="60.604cm" svg:y1="16.239cm" svg:x2="61.5cm" svg:y2="16.261cm" draw:start-shape="id9" draw:start-glue-point="1" draw:end-shape="id10" draw:end-glue-point="3" svg:d="m60604 16239c672 0 224 22 896 22">
          <text:p/>
        </draw:connector>
        <draw:connector draw:style-name="gr1" draw:text-style-name="P2" draw:layer="layout" draw:type="curve" draw:line-skew="-9.281cm -3.275cm" svg:x1="29.991cm" svg:y1="17.73cm" svg:x2="52.833cm" svg:y2="15.8cm" draw:start-shape="id11" draw:start-glue-point="1" draw:end-shape="id12" draw:end-glue-point="0" svg:d="m29991 17730c1461 0 1217-2853 6562-4752s16280-2842 16280 2822">
          <text:p/>
        </draw:connector>
        <draw:connector draw:style-name="gr2" draw:text-style-name="P2" draw:layer="layout" draw:type="curve" draw:line-skew="-6.177cm -1.146cm" svg:x1="55.095cm" svg:y1="16.262cm" svg:x2="70.988cm" svg:y2="15.775cm" draw:start-shape="id13" draw:start-glue-point="1" draw:end-shape="id4" draw:end-glue-point="0" svg:d="m55095 16262c396 0 330-1067 4204-1807s11689-1150 11689 1320">
          <text:p/>
        </draw:connector>
        <draw:frame draw:style-name="gr3" draw:text-style-name="P1" draw:layer="layout" svg:width="6.302cm" svg:height="2.072cm" svg:x="10.698cm" svg:y="8.928cm">
          <draw:text-box>
            <text:p text:style-name="P1"><text:span text:style-name="T1">daisy2epub</text:span></text:p>
            <text:p text:style-name="P1"><text:span text:style-name="T2">(DAISY 2.02 to ePub3)</text:span></text:p>
          </draw:text-box>
        </draw:frame>
        <draw:connector draw:style-name="gr1" draw:text-style-name="P1" draw:layer="layout" draw:type="curve" draw:line-skew="-15.333cm -2.672cm" svg:x1="19.1cm" svg:y1="17.937cm" svg:x2="52.833cm" svg:y2="15.8cm" draw:start-shape="id1" draw:start-glue-point="1" draw:end-shape="id12" draw:end-glue-point="0" svg:d="m19100 17937c550 0 458-2655 8754-4379s24979-2517 24979 2242">
          <text:p/>
        </draw:connector>
        <draw:connector draw:style-name="gr1" draw:text-style-name="P2" draw:layer="layout" draw:type="curve" draw:line-skew="-4.679cm -0.781cm" svg:x1="40.1cm" svg:y1="16.737cm" svg:x2="52.833cm" svg:y2="15.8cm" draw:start-shape="id14" draw:start-glue-point="1" draw:end-shape="id12" draw:end-glue-point="0" svg:d="m40100 16737c781 0 651-1110 3639-1825s9094-1035 9094 888">
          <text:p/>
        </draw:connector>
        <draw:connector draw:style-name="gr2" draw:text-style-name="P1" draw:layer="layout" draw:type="curve" draw:line-skew="-6.281cm -1.354cm" svg:x1="29.997cm" svg:y1="17.192cm" svg:x2="46.25cm" svg:y2="15.247cm" draw:start-shape="id15" draw:start-glue-point="1" draw:end-shape="id16" draw:end-glue-point="0" svg:d="m29997 17192c706 0 588-1900 4475-3082s11778-1645 11778 1137">
          <text:p/>
        </draw:connector>
        <draw:custom-shape draw:style-name="gr4" draw:text-style-name="P1" draw:id="id23" draw:layer="layout" svg:width="0.5cm" svg:height="1cm" svg:x="75.5cm" svg:y="18cm">
          <text:p text:style-name="P1"/>
          <text:p text:style-name="P1"/>
          <text:p text:style-name="P1"><text:span text:style-name="T3">package.opf <text:s text:c="2"/>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1" draw:id="id22" draw:layer="layout" svg:width="0.5cm" svg:height="1cm" svg:x="20.5cm" svg:y="28.768cm">
          <text:p text:style-name="P1"/>
          <text:p text:style-name="P1"/>
          <text:p text:style-name="P1"><text:span text:style-name="T3">navigation.xhtml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1" draw:id="id17" draw:layer="layout" svg:width="0.5cm" svg:height="1cm" svg:x="2.77cm" svg:y="11.229cm">
          <text:p text:style-name="P1"/>
          <text:p text:style-name="P1"/>
          <text:p text:style-name="P1"><text:span text:style-name="T3"><text:s/></text:span><text:span text:style-name="T3">ncc.htm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 draw:id="id19">
          <draw:custom-shape draw:style-name="gr5" draw:text-style-name="P1" draw:layer="layout" svg:width="0.5cm" svg:height="1cm" svg:x="40.9cm" svg:y="22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" draw:text-style-name="P1" draw:layer="layout" svg:width="0.5cm" svg:height="1cm" svg:x="40.5cm" svg:y="22.2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1" draw:layer="layout" svg:width="0.5cm" svg:height="1cm" svg:x="41cm" svg:y="22.3cm">
            <text:p text:style-name="P1"/>
            <text:p text:style-name="P1"/>
            <text:p text:style-name="P1"><text:span text:style-name="T3">*.xhtml <text:s text:c="3"/>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id="id21">
          <draw:custom-shape draw:style-name="gr5" draw:text-style-name="P1" draw:layer="layout" svg:width="0.5cm" svg:height="1cm" svg:x="32.308cm" svg:y="27.107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" draw:text-style-name="P1" draw:layer="layout" svg:width="0.5cm" svg:height="1cm" svg:x="31.908cm" svg:y="27.307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1" draw:layer="layout" svg:width="0.5cm" svg:height="1cm" svg:x="32.408cm" svg:y="27.407cm">
            <text:p text:style-name="P1"/>
            <text:p text:style-name="P1"/>
            <text:p text:style-name="P1"><text:span text:style-name="T3">*.smil <text:s text:c="2"/>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id="id29">
          <draw:custom-shape draw:style-name="gr5" draw:text-style-name="P1" draw:layer="layout" svg:width="0.5cm" svg:height="1cm" svg:x="36.444cm" svg:y="7.932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" draw:text-style-name="P1" draw:layer="layout" svg:width="0.5cm" svg:height="1cm" svg:x="36.044cm" svg:y="8.132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1" draw:layer="layout" svg:width="0.5cm" svg:height="1cm" svg:x="36.544cm" svg:y="8.232cm">
            <text:p text:style-name="P1"/>
            <text:p text:style-name="P1"/>
            <text:p text:style-name="P1"><text:span text:style-name="T3">*.xhtml 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id="id31">
          <draw:custom-shape draw:style-name="gr5" draw:text-style-name="P1" draw:layer="layout" svg:width="0.5cm" svg:height="1cm" svg:x="26.076cm" svg:y="9.1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" draw:text-style-name="P1" draw:layer="layout" svg:width="0.5cm" svg:height="1cm" svg:x="25.676cm" svg:y="9.3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1" draw:layer="layout" svg:width="0.5cm" svg:height="1cm" svg:x="26.176cm" svg:y="9.421cm">
            <text:p text:style-name="P1"/>
            <text:p text:style-name="P1"/>
            <text:p text:style-name="P1"><text:span text:style-name="T3">*.smil <text:s text:c="2"/>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onnector draw:style-name="gr6" draw:text-style-name="P1" draw:layer="layout" draw:type="line" svg:x1="3.02cm" svg:y1="12.229cm" svg:x2="2.931cm" svg:y2="16.4cm" draw:start-shape="id17" draw:start-glue-point="7" draw:end-shape="id18" svg:d="m3020 12229-89 4171">
          <text:p/>
        </draw:connector>
        <draw:custom-shape draw:style-name="gr7" draw:text-style-name="P3" draw:id="id20" draw:layer="layout" svg:width="3.5cm" svg:height="0.922cm" svg:x="86cm" svg:y="15.478cm">
          <text:p text:style-name="P1"><text:span text:style-name="T4">container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41.5cm" svg:y1="22.65cm" svg:x2="87.75cm" svg:y2="16.4cm" draw:start-shape="id19" draw:start-glue-point="1" draw:end-shape="id20" draw:end-glue-point="2" svg:d="m41500 22650c30834 0 46250-2083 46250-6250">
          <text:p/>
        </draw:connector>
        <draw:connector draw:style-name="gr8" draw:text-style-name="P1" draw:layer="layout" draw:type="curve" svg:x1="32.908cm" svg:y1="27.757cm" svg:x2="87.75cm" svg:y2="16.4cm" draw:start-shape="id21" draw:start-glue-point="1" draw:end-shape="id20" draw:end-glue-point="2" svg:d="m32908 27757c36562 0 54842-3785 54842-11357">
          <text:p/>
        </draw:connector>
        <draw:connector draw:style-name="gr8" draw:text-style-name="P1" draw:layer="layout" draw:type="curve" svg:x1="21cm" svg:y1="29.268cm" svg:x2="87.75cm" svg:y2="16.4cm" draw:start-shape="id22" draw:start-glue-point="8" draw:end-shape="id20" draw:end-glue-point="2" svg:d="m21000 29268c44500 0 66750-4289 66750-12868">
          <text:p/>
        </draw:connector>
        <draw:connector draw:style-name="gr8" draw:text-style-name="P1" draw:layer="layout" draw:type="curve" svg:x1="76cm" svg:y1="18.5cm" svg:x2="87.75cm" svg:y2="16.4cm" draw:start-shape="id23" draw:start-glue-point="8" draw:end-shape="id20" draw:end-glue-point="2" svg:d="m76000 18500c7834 0 11750-700 11750-2100">
          <text:p/>
        </draw:connector>
        <draw:custom-shape draw:style-name="gr4" draw:text-style-name="P1" draw:id="id40" draw:layer="layout" svg:width="0.5cm" svg:height="1cm" svg:x="92.5cm" svg:y="24cm">
          <text:p text:style-name="P1"/>
          <text:p text:style-name="P1"/>
          <text:p text:style-name="P1"><text:span text:style-name="T3">book.epub <text:s text:c="4"/>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2" draw:layer="layout" draw:type="curve" svg:x1="40.106cm" svg:y1="16.315cm" svg:x2="43.5cm" svg:y2="16.059cm" draw:start-shape="id24" draw:start-glue-point="1" svg:d="m40106 16315c2922 0 1225-256 3394-256">
          <text:p/>
        </draw:connector>
        <draw:g draw:id="id35">
          <draw:custom-shape draw:style-name="gr5" draw:text-style-name="P1" draw:layer="layout" svg:width="0.5cm" svg:height="1cm" svg:x="46.117cm" svg:y="6.164cm">
            <text:p/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" draw:text-style-name="P1" draw:layer="layout" svg:width="0.5cm" svg:height="1cm" svg:x="45.717cm" svg:y="6.364cm">
            <text:p/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1" draw:layer="layout" svg:width="0.5cm" svg:height="1cm" svg:x="46.217cm" svg:y="6.464cm">
            <text:p text:style-name="P1"/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*.mp3, *.jpg</text:span></text:p>
            <text:p text:style-name="P1"><text:span text:style-name="T3">*.png, *.css, etc.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onnector draw:style-name="gr2" draw:text-style-name="P1" draw:layer="layout" draw:type="curve" draw:line-skew="-2.797cm -0.52cm" svg:x1="48.908cm" svg:y1="15.909cm" svg:x2="58.232cm" svg:y2="15.778cm" draw:start-shape="id25" draw:start-glue-point="1" draw:end-shape="id9" draw:end-glue-point="0" svg:d="m48908 15909c1018 0 848-576 2925-992s6399-670 6399 861">
          <text:p/>
        </draw:connector>
        <draw:g draw:id="id26">
          <draw:custom-shape draw:style-name="gr5" draw:text-style-name="P1" draw:layer="layout" svg:width="0.5cm" svg:height="1cm" svg:x="49.9cm" svg:y="20.3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" draw:text-style-name="P1" draw:layer="layout" svg:width="0.5cm" svg:height="1cm" svg:x="49.5cm" svg:y="20.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1" draw:layer="layout" svg:width="0.5cm" svg:height="1cm" svg:x="50cm" svg:y="20.6cm">
            <text:p text:style-name="P1"/>
            <text:p text:style-name="P1"><text:span text:style-name="T3"/></text:p>
            <text:p text:style-name="P1"><text:span text:style-name="T3"/></text:p>
            <text:p text:style-name="P1"><text:span text:style-name="T3">*.mp3, *.jpg, *.png, *.css, etc.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onnector draw:style-name="gr8" draw:text-style-name="P1" draw:layer="layout" draw:type="curve" svg:x1="50.5cm" svg:y1="20.95cm" svg:x2="87.75cm" svg:y2="16.4cm" draw:start-shape="id26" draw:start-glue-point="1" draw:end-shape="id20" draw:end-glue-point="2" svg:d="m50500 20950c24834 0 37250-1516 37250-4550">
          <text:p/>
        </draw:connector>
        <draw:connector draw:style-name="gr9" draw:text-style-name="P1" draw:layer="layout" draw:type="curve" draw:line-skew="-11.662cm -2.316cm" svg:x1="19.106cm" svg:y1="17.415cm" svg:x2="46.25cm" svg:y2="15.247cm" draw:start-shape="id27" draw:start-glue-point="1" draw:end-shape="id16" draw:end-glue-point="0" svg:d="m19106 17415c802 0 668-2493 7254-4091s19890-2302 19890 1923">
          <text:p/>
        </draw:connector>
        <draw:connector draw:style-name="gr10" draw:text-style-name="P1" draw:layer="layout" draw:type="curve" svg:x1="40.109cm" svg:y1="15.862cm" svg:x2="41cm" svg:y2="22cm" draw:start-shape="id28" draw:start-glue-point="1" draw:end-shape="id19" draw:end-glue-point="0" svg:d="m40109 15862c594 0 891 2046 891 6138">
          <text:p/>
        </draw:connector>
        <draw:connector draw:style-name="gr6" draw:text-style-name="P1" draw:layer="layout" draw:type="curve" svg:x1="36.544cm" svg:y1="9.232cm" svg:x2="36.554cm" svg:y2="14.978cm" draw:start-shape="id29" draw:start-glue-point="2" draw:end-shape="id30" svg:d="m36544 9232c0 4639 10 1767 10 5746">
          <text:p/>
        </draw:connector>
        <draw:connector draw:style-name="gr6" draw:text-style-name="P1" draw:layer="layout" draw:type="line" svg:x1="26.176cm" svg:y1="10.421cm" svg:x2="26.295cm" svg:y2="15.9cm" draw:start-shape="id31" draw:start-glue-point="2" svg:d="m26176 10421 119 5479">
          <text:p/>
        </draw:connector>
        <draw:g draw:id="id18">
          <draw:custom-shape draw:style-name="gr7" draw:text-style-name="P5" draw:layer="layout" svg:width="2.863cm" svg:height="0.922cm" svg:x="1.5cm" svg:y="16.4cm">
            <text:p text:style-name="P4"><text:span text:style-name="T4">ncc</text:span></text:p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1.539cm" svg:height="0.725cm" svg:x="2.781cm" svg:y="16.482cm">
            <draw:text-box>
              <text:p><text:span text:style-name="T5">result</text:span></text:p>
            </draw:text-box>
          </draw:frame>
        </draw:g>
        <draw:g draw:id="id7">
          <draw:custom-shape draw:style-name="gr7" draw:text-style-name="P5" draw:layer="layout" svg:width="3.993cm" svg:height="0.922cm" svg:x="6cm" svg:y="16.378cm">
            <text:p text:style-name="P4"><text:span text:style-name="T4">flow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frame draw:style-name="gr12" draw:text-style-name="P6" draw:layer="layout" svg:width="2.173cm" svg:height="0.725cm" svg:x="7.727cm" svg:y="16.46cm">
            <draw:text-box>
              <text:p><text:span text:style-name="T5">manifest</text:span></text:p>
            </draw:text-box>
          </draw:frame>
        </draw:g>
        <draw:g draw:id="id2">
          <draw:custom-shape draw:style-name="gr7" draw:text-style-name="P5" draw:id="id8" draw:layer="layout" svg:width="7.295cm" svg:height="3cm" svg:x="22.591cm" svg:y="15.6cm">
            <text:p text:style-name="P4"><text:span text:style-name="T4">media-overlay</text:span></text:p>
            <text:p text:style-name="P4"><text:span text:style-name="T4"/></text:p>
            <text:p text:style-name="P4"><text:span text:style-name="T4"/></text:p>
            <draw:enhanced-geometry svg:viewBox="0 0 21600 21600" draw:type="rectangle" draw:enhanced-path="M 0 0 L 21600 0 21600 21600 0 21600 0 0 Z N"/>
          </draw:custom-shape>
          <draw:frame draw:style-name="gr13" draw:text-style-name="P7" draw:id="id32" draw:layer="layout" svg:width="3.4cm" svg:height="0.753cm" svg:x="26.551cm" svg:y="17.869cm">
            <draw:text-box>
              <text:p><text:span text:style-name="T3">spine-manifest</text:span></text:p>
            </draw:text-box>
          </draw:frame>
          <draw:frame draw:style-name="gr14" draw:text-style-name="P7" draw:id="id11" draw:layer="layout" svg:width="2.372cm" svg:height="0.753cm" svg:x="27.619cm" svg:y="17.354cm">
            <draw:text-box>
              <text:p><text:span text:style-name="T3">metadata</text:span></text:p>
            </draw:text-box>
          </draw:frame>
          <draw:frame draw:style-name="gr15" draw:text-style-name="P7" draw:id="id36" draw:layer="layout" svg:width="3.449cm" svg:height="0.752cm" svg:x="26.551cm" svg:y="16.246cm">
            <draw:text-box>
              <text:p><text:span text:style-name="T3">store-complete</text:span></text:p>
            </draw:text-box>
          </draw:frame>
          <draw:frame draw:style-name="gr16" draw:text-style-name="P6" draw:id="id33" draw:layer="layout" svg:width="2.195cm" svg:height="0.752cm" svg:x="27.796cm" svg:y="15.727cm">
            <draw:text-box>
              <text:p><text:span text:style-name="T5">manifest</text:span></text:p>
            </draw:text-box>
          </draw:frame>
          <draw:frame draw:style-name="gr17" draw:text-style-name="P7" draw:id="id15" draw:layer="layout" svg:width="4.062cm" svg:height="0.753cm" svg:x="25.935cm" svg:y="16.816cm">
            <draw:text-box>
              <text:p><text:span text:style-name="T3">resource-manifest</text:span></text:p>
            </draw:text-box>
          </draw:frame>
        </draw:g>
        <draw:connector draw:style-name="gr2" draw:text-style-name="P1" draw:layer="layout" draw:type="curve" svg:x1="29.951cm" svg:y1="18.245cm" svg:x2="33cm" svg:y2="16.039cm" draw:start-shape="id32" draw:start-glue-point="1" draw:end-shape="id30" svg:d="m29951 18245c2287 0 763-2206 3049-2206">
          <text:p/>
        </draw:connector>
        <draw:connector draw:style-name="gr2" draw:text-style-name="P1" draw:layer="layout" draw:type="curve" draw:line-skew="-12.177cm -4.655cm" svg:x1="29.991cm" svg:y1="16.103cm" svg:x2="58.232cm" svg:y2="15.778cm" draw:start-shape="id33" draw:start-glue-point="1" draw:end-shape="id9" draw:end-glue-point="0" svg:d="m29991 16103c1137 0 947-2741 7723-4756s20518-3303 20518 4431">
          <text:p/>
        </draw:connector>
        <draw:g draw:id="id30">
          <draw:custom-shape draw:style-name="gr7" draw:text-style-name="P5" draw:layer="layout" svg:width="7cm" svg:height="2.122cm" svg:x="33cm" svg:y="14.978cm">
            <text:p text:style-name="P4"><text:span text:style-name="T4"/></text:p>
            <text:p text:style-name="P4"><text:span text:style-name="T4">contents</text:span></text:p>
            <text:p text:style-name="P4"><text:span text:style-name="T4"/></text:p>
            <text:p text:style-name="P4"><text:span text:style-name="T4"/></text:p>
            <draw:enhanced-geometry svg:viewBox="0 0 21600 21600" draw:type="rectangle" draw:enhanced-path="M 0 0 L 21600 0 21600 21600 0 21600 0 0 Z N"/>
          </draw:custom-shape>
          <draw:frame draw:style-name="gr18" draw:text-style-name="P7" draw:id="id14" draw:layer="layout" svg:width="2.276cm" svg:height="0.725cm" svg:x="37.824cm" svg:y="16.375cm">
            <draw:text-box>
              <text:p><text:span text:style-name="T3">metadata</text:span></text:p>
            </draw:text-box>
          </draw:frame>
          <draw:frame draw:style-name="gr18" draw:text-style-name="P7" draw:id="id28" draw:layer="layout" svg:width="3.309cm" svg:height="0.725cm" svg:x="36.8cm" svg:y="15.5cm">
            <draw:text-box>
              <text:p><text:span text:style-name="T3">store-complete</text:span></text:p>
            </draw:text-box>
          </draw:frame>
          <draw:frame draw:style-name="gr18" draw:text-style-name="P6" draw:id="id39" draw:layer="layout" svg:width="2.106cm" svg:height="0.725cm" svg:x="37.994cm" svg:y="15cm">
            <draw:text-box>
              <text:p><text:span text:style-name="T5">manifest</text:span></text:p>
            </draw:text-box>
          </draw:frame>
          <draw:frame draw:style-name="gr19" draw:text-style-name="P7" draw:id="id24" draw:layer="layout" svg:width="3.897cm" svg:height="0.725cm" svg:x="36.209cm" svg:y="15.953cm">
            <draw:text-box>
              <text:p><text:span text:style-name="T3">resource-manifest</text:span></text:p>
            </draw:text-box>
          </draw:frame>
        </draw:g>
        <draw:g draw:id="id44">
          <draw:custom-shape draw:style-name="gr7" draw:text-style-name="P5" draw:layer="layout" svg:width="7cm" svg:height="2.422cm" svg:x="12.1cm" svg:y="15.978cm">
            <text:p text:style-name="P4"><text:span text:style-name="T4"/></text:p>
            <text:p text:style-name="P4"><text:span text:style-name="T4">navigation</text:span></text:p>
            <text:p text:style-name="P4"><text:span text:style-name="T4"/></text:p>
            <text:p text:style-name="P4"><text:span text:style-name="T4"/></text:p>
            <draw:enhanced-geometry svg:viewBox="0 0 21600 21600" draw:type="rectangle" draw:enhanced-path="M 0 0 L 21600 0 21600 21600 0 21600 0 0 Z N"/>
          </draw:custom-shape>
          <draw:frame draw:style-name="gr18" draw:text-style-name="P7" draw:id="id1" draw:layer="layout" svg:width="2.276cm" svg:height="0.725cm" svg:x="16.824cm" svg:y="17.575cm">
            <draw:text-box>
              <text:p><text:span text:style-name="T3">metadata</text:span></text:p>
            </draw:text-box>
          </draw:frame>
          <draw:frame draw:style-name="gr18" draw:text-style-name="P7" draw:id="id43" draw:layer="layout" svg:width="3.309cm" svg:height="0.725cm" svg:x="15.8cm" svg:y="16.5cm">
            <draw:text-box>
              <text:p><text:span text:style-name="T3">store-complete</text:span></text:p>
            </draw:text-box>
          </draw:frame>
          <draw:frame draw:style-name="gr18" draw:text-style-name="P6" draw:id="id34" draw:layer="layout" svg:width="2.106cm" svg:height="0.725cm" svg:x="16.994cm" svg:y="16cm">
            <draw:text-box>
              <text:p><text:span text:style-name="T5">manifest</text:span></text:p>
            </draw:text-box>
          </draw:frame>
          <draw:frame draw:style-name="gr19" draw:text-style-name="P7" draw:id="id27" draw:layer="layout" svg:width="3.897cm" svg:height="0.725cm" svg:x="15.209cm" svg:y="17.053cm">
            <draw:text-box>
              <text:p><text:span text:style-name="T3">resource-manifest</text:span></text:p>
            </draw:text-box>
          </draw:frame>
        </draw:g>
        <draw:connector draw:style-name="gr2" draw:text-style-name="P1" draw:layer="layout" draw:type="curve" draw:line-skew="-17.524cm -4.138cm" svg:x1="19.1cm" svg:y1="16.362cm" svg:x2="58.232cm" svg:y2="15.778cm" draw:start-shape="id34" draw:start-glue-point="1" draw:end-shape="id9" draw:end-glue-point="0" svg:d="m19100 16362c1284 0 1070-2612 10532-4497s28600-3045 28600 3913">
          <text:p/>
        </draw:connector>
        <draw:connector draw:style-name="gr6" draw:text-style-name="P1" draw:layer="layout" draw:type="curve" svg:x1="46.217cm" svg:y1="7.464cm" svg:x2="46.25cm" svg:y2="15.247cm" draw:start-shape="id35" svg:d="m46217 7464c0 7051 33 3160 33 7783">
          <text:p/>
        </draw:connector>
        <draw:connector draw:style-name="gr8" draw:text-style-name="P1" draw:layer="layout" draw:type="curve" svg:x1="30cm" svg:y1="16.622cm" svg:x2="32.408cm" svg:y2="27.107cm" draw:start-shape="id36" draw:start-glue-point="1" draw:end-shape="id21" draw:end-glue-point="0" svg:d="m30000 16622c1606 0 2408 3495 2408 10485">
          <text:p/>
        </draw:connector>
        <draw:connector draw:style-name="gr8" draw:text-style-name="P1" draw:layer="layout" draw:type="curve" svg:x1="73.909cm" svg:y1="16.262cm" svg:x2="75.75cm" svg:y2="18cm" draw:start-shape="id37" draw:start-glue-point="1" draw:end-shape="id23" draw:end-glue-point="5" svg:d="m73909 16262c1228 0 1841 579 1841 1738">
          <text:p/>
        </draw:connector>
        <draw:g draw:id="id16">
          <draw:custom-shape draw:style-name="gr7" draw:text-style-name="P5" draw:layer="layout" svg:width="5.5cm" svg:height="1.6cm" svg:x="43.5cm" svg:y="15.247cm">
            <text:p text:style-name="P4"><text:span text:style-name="T4"/></text:p>
            <text:p text:style-name="P4"><text:span text:style-name="T4">resources</text:span></text:p>
            <text:p text:style-name="P4"><text:span text:style-name="T4"/></text:p>
            <text:p text:style-name="P4"><text:span text:style-name="T4"/></text:p>
            <draw:enhanced-geometry svg:viewBox="0 0 21600 21600" draw:type="rectangle" draw:enhanced-path="M 0 0 L 21600 0 21600 21600 0 21600 0 0 Z N"/>
          </draw:custom-shape>
          <draw:frame draw:style-name="gr20" draw:text-style-name="P8" draw:id="id38" draw:layer="layout" svg:width="3.721cm" svg:height="0.725cm" svg:x="45.197cm" svg:y="16.047cm">
            <draw:text-box>
              <text:p><text:span text:style-name="T6">store-complete</text:span></text:p>
            </draw:text-box>
          </draw:frame>
          <draw:frame draw:style-name="gr21" draw:text-style-name="P9" draw:id="id25" draw:layer="layout" svg:width="2.368cm" svg:height="0.725cm" svg:x="46.54cm" svg:y="15.547cm">
            <draw:text-box>
              <text:p><text:span text:style-name="T7">manifest</text:span></text:p>
            </draw:text-box>
          </draw:frame>
        </draw:g>
        <draw:connector draw:style-name="gr8" draw:text-style-name="P1" draw:layer="layout" draw:type="curve" svg:x1="48.918cm" svg:y1="16.409cm" svg:x2="50cm" svg:y2="20.3cm" draw:start-shape="id38" draw:start-glue-point="1" draw:end-shape="id26" draw:end-glue-point="0" svg:d="m48918 16409c722 0 1082 1297 1082 3891">
          <text:p/>
        </draw:connector>
        <draw:g draw:id="id9">
          <draw:custom-shape draw:style-name="gr7" draw:text-style-name="P5" draw:layer="layout" svg:width="4.743cm" svg:height="0.922cm" svg:x="55.861cm" svg:y="15.778cm">
            <text:p text:style-name="P4"><text:span text:style-name="T4">manifest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frame draw:style-name="gr22" draw:text-style-name="P6" draw:id="id5" draw:layer="layout" svg:width="1.825cm" svg:height="0.725cm" svg:x="58.707cm" svg:y="15.878cm">
            <draw:text-box>
              <text:p><text:span text:style-name="T5">result</text:span></text:p>
            </draw:text-box>
          </draw:frame>
        </draw:g>
        <draw:g draw:id="id10">
          <draw:custom-shape draw:style-name="gr7" draw:text-style-name="P5" draw:layer="layout" svg:width="4.5cm" svg:height="0.922cm" svg:x="61.5cm" svg:y="15.8cm">
            <text:p text:style-name="P4"><text:span text:style-name="T4">spine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frame draw:style-name="gr23" draw:text-style-name="P6" draw:id="id3" draw:layer="layout" svg:width="1.732cm" svg:height="0.725cm" svg:x="64.2cm" svg:y="15.9cm">
            <draw:text-box>
              <text:p><text:span text:style-name="T5">result</text:span></text:p>
            </draw:text-box>
          </draw:frame>
        </draw:g>
        <draw:g draw:id="id4">
          <draw:custom-shape draw:style-name="gr7" draw:text-style-name="P5" draw:id="id6" draw:layer="layout" svg:width="6.024cm" svg:height="0.95cm" svg:x="67.976cm" svg:y="15.775cm">
            <text:p text:style-name="P4"><text:span text:style-name="T4"/></text:p>
            <text:p text:style-name="P4"><text:span text:style-name="T4">package</text:span></text:p>
            <text:p text:style-name="P4"><text:span text:style-name="T4"/></text:p>
            <draw:enhanced-geometry svg:viewBox="0 0 21600 21600" draw:type="rectangle" draw:enhanced-path="M 0 0 L 21600 0 21600 21600 0 21600 0 0 Z N"/>
          </draw:custom-shape>
          <draw:frame draw:style-name="gr18" draw:text-style-name="P8" draw:id="id37" draw:layer="layout" svg:width="3.309cm" svg:height="0.725cm" svg:x="70.6cm" svg:y="15.9cm">
            <draw:text-box>
              <text:p><text:span text:style-name="T6">store-complete</text:span></text:p>
            </draw:text-box>
          </draw:frame>
        </draw:g>
        <draw:g draw:id="id12">
          <draw:custom-shape draw:style-name="gr7" draw:text-style-name="P5" draw:layer="layout" svg:width="4.666cm" svg:height="0.922cm" svg:x="50.5cm" svg:y="15.8cm">
            <text:p text:style-name="P4"><text:span text:style-name="T4">metadata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frame draw:style-name="gr24" draw:text-style-name="P6" draw:id="id13" draw:layer="layout" svg:width="1.795cm" svg:height="0.725cm" svg:x="53.3cm" svg:y="15.9cm">
            <draw:text-box>
              <text:p><text:span text:style-name="T5">result</text:span></text:p>
            </draw:text-box>
          </draw:frame>
        </draw:g>
        <draw:connector draw:style-name="gr2" draw:text-style-name="P1" draw:layer="layout" draw:type="curve" draw:line-skew="-7.631cm -2.356cm" svg:x1="40.1cm" svg:y1="15.362cm" svg:x2="58.232cm" svg:y2="15.778cm" draw:start-shape="id39" draw:start-glue-point="1" draw:end-shape="id9" draw:end-glue-point="0" svg:d="m40100 15362c373 0 311-1221 4750-2188s13382-1681 13382 2604">
          <text:p/>
        </draw:connector>
        <draw:connector draw:style-name="gr2" draw:text-style-name="P1" draw:layer="layout" draw:type="curve" draw:line-skew="-32.877cm -5.752cm" svg:x1="19.1cm" svg:y1="16.362cm" svg:x2="87.75cm" svg:y2="15.478cm" draw:start-shape="id34" draw:start-glue-point="1" draw:end-shape="id20" draw:end-glue-point="0" svg:d="m19100 16362c859 0 716-3569 17663-6135s50987-4128 50987 5251">
          <text:p/>
        </draw:connector>
        <draw:connector draw:style-name="gr2" draw:text-style-name="P1" draw:layer="layout" draw:type="curve" draw:line-skew="-27.194cm -5.352cm" svg:x1="29.991cm" svg:y1="16.103cm" svg:x2="87.75cm" svg:y2="15.478cm" draw:start-shape="id33" draw:start-glue-point="1" draw:end-shape="id20" draw:end-glue-point="0" svg:d="m29991 16103c1216 0 1013-3239 15149-5590s42610-3814 42610 4965">
          <text:p/>
        </draw:connector>
        <draw:connector draw:style-name="gr2" draw:text-style-name="P1" draw:layer="layout" draw:type="curve" draw:line-skew="-22.609cm -4.473cm" svg:x1="40.1cm" svg:y1="15.362cm" svg:x2="87.75cm" svg:y2="15.478cm" draw:start-shape="id39" draw:start-glue-point="1" draw:end-shape="id20" draw:end-glue-point="0" svg:d="m40100 15362c511 0 426-2429 12210-4266s35440-3079 35440 4382">
          <text:p/>
        </draw:connector>
        <draw:connector draw:style-name="gr2" draw:text-style-name="P1" draw:layer="layout" draw:type="curve" draw:line-skew="-18.253cm -2.152cm" svg:x1="48.908cm" svg:y1="15.909cm" svg:x2="87.75cm" svg:y2="15.478cm" draw:start-shape="id25" draw:start-glue-point="1" draw:end-shape="id20" draw:end-glue-point="0" svg:d="m48908 15909c439 0 366-1542 9966-2645s28876-1765 28876 2214">
          <text:p/>
        </draw:connector>
        <draw:custom-shape draw:style-name="gr4" draw:text-style-name="P1" draw:id="id41" draw:layer="layout" svg:width="0.5cm" svg:height="1cm" svg:x="90cm" svg:y="21.5cm">
          <text:p text:style-name="P1"/>
          <text:p text:style-name="P1"/>
          <text:p text:style-name="P1"><text:span text:style-name="T3">container.xml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1" draw:id="id42" draw:layer="layout" svg:width="0.5cm" svg:height="1cm" svg:x="87.5cm" svg:y="21.5cm">
          <text:p text:style-name="P1"/>
          <text:p text:style-name="P1"/>
          <text:p text:style-name="P1"><text:span text:style-name="T3">manifes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8" draw:text-style-name="P1" draw:layer="layout" draw:type="curve" svg:x1="89.5cm" svg:y1="15.939cm" svg:x2="92.75cm" svg:y2="24cm" draw:start-shape="id20" draw:start-glue-point="1" draw:end-shape="id40" draw:end-glue-point="5" svg:d="m89500 15939c2167 0 3250 2687 3250 8061">
          <text:p/>
        </draw:connector>
        <draw:connector draw:style-name="gr8" draw:text-style-name="P1" draw:layer="layout" draw:type="curve" svg:x1="89.5cm" svg:y1="15.939cm" svg:x2="90.25cm" svg:y2="21.5cm" draw:start-shape="id20" draw:start-glue-point="1" draw:end-shape="id41" draw:end-glue-point="5" svg:d="m89500 15939c500 0 750 1853 750 5561">
          <text:p/>
        </draw:connector>
        <draw:connector draw:style-name="gr8" draw:text-style-name="P1" draw:layer="layout" draw:type="curve" draw:line-skew="-0.17cm" svg:x1="89.5cm" svg:y1="15.939cm" svg:x2="87.75cm" svg:y2="21.5cm" draw:start-shape="id20" draw:start-glue-point="1" draw:end-shape="id42" draw:end-glue-point="5" svg:d="m89500 15939c496 0 413 1506-148 1940s-1602-204-1602 3621">
          <text:p/>
        </draw:connector>
        <draw:connector draw:style-name="gr1" draw:text-style-name="P1" draw:layer="layout" draw:type="curve" draw:line-skew="-5.874cm -0.648cm" svg:x1="19.1cm" svg:y1="17.937cm" svg:x2="36.554cm" svg:y2="14.978cm" draw:start-shape="id1" draw:start-glue-point="1" draw:end-shape="id30" draw:end-glue-point="0" svg:d="m19100 17937c1614 0 1345-2054 5305-3225s12149-1457 12149 266">
          <text:p/>
        </draw:connector>
        <draw:connector draw:style-name="gr8" draw:text-style-name="P1" draw:layer="layout" draw:type="curve" svg:x1="19.109cm" svg:y1="16.862cm" svg:x2="20.75cm" svg:y2="28.768cm" draw:start-shape="id43" draw:start-glue-point="1" draw:end-shape="id22" draw:end-glue-point="5" svg:d="m19109 16862c1094 0 1641 3968 1641 11906">
          <text:p/>
        </draw:connector>
        <draw:custom-shape draw:style-name="gr25" draw:text-style-name="P4" draw:layer="layout" svg:width="4cm" svg:height="1.5cm" svg:x="6cm" svg:y="17.4cm">
          <text:p text:style-name="P4"><text:span text:style-name="T8">&lt;html/&gt;</text:span></text:p>
          <text:p text:style-name="P1"><text:span text:style-name="T3">ncc2flow-manifest</text:span></text:p>
          <text:p text:style-name="P10"><text:span text:style-name="T8">&lt;c:manifest/&gt;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4cm" svg:height="1.5cm" svg:x="12.1cm" svg:y="18.5cm">
          <text:p text:style-name="P4"><text:span text:style-name="T8">&lt;html/&gt;</text:span></text:p>
          <text:p text:style-name="P1"><text:span text:style-name="T3">ncc2navigation</text:span></text:p>
          <text:p text:style-name="P10"><text:span text:style-name="T8">&lt;xhtml/&gt;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4.363cm" svg:y1="16.861cm" svg:x2="6cm" svg:y2="16.839cm" draw:start-shape="id18" draw:start-glue-point="1" draw:end-shape="id7" draw:end-glue-point="3" svg:d="m4363 16861c1227 0 409-22 1637-22">
          <text:p/>
        </draw:connector>
        <draw:connector draw:style-name="gr2" draw:text-style-name="P1" draw:layer="layout" draw:type="curve" draw:line-skew="-3.112cm -0.889cm" svg:x1="4.363cm" svg:y1="16.861cm" svg:x2="15.604cm" svg:y2="15.978cm" draw:start-shape="id18" draw:start-glue-point="1" draw:end-shape="id44" draw:end-glue-point="0" svg:d="m4363 16861c1134 0 945-1137 3471-1879s7770-1089 7770 996">
          <text:p/>
        </draw:connector>
        <draw:custom-shape draw:style-name="gr25" draw:text-style-name="P4" draw:layer="layout" svg:width="4.4cm" svg:height="1.5cm" svg:x="12.1cm" svg:y="20.1cm">
          <text:p text:style-name="P4"><text:span text:style-name="T8">&lt;xhtml/&gt;</text:span></text:p>
          <text:p text:style-name="P1"><text:span text:style-name="T3">navigation2resources</text:span></text:p>
          <text:p text:style-name="P10"><text:span text:style-name="T8">&lt;c:manifest/&gt;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4cm" svg:height="1.5cm" svg:x="12.1cm" svg:y="21.7cm">
          <text:p text:style-name="P4"><text:span text:style-name="T8">&lt;xhtml/&gt;</text:span></text:p>
          <text:p text:style-name="P1"><text:span text:style-name="T3">navigation2metadata</text:span></text:p>
          <text:p text:style-name="P10"><text:span text:style-name="T8">&lt;c:metadata/&gt;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id="id45" draw:layer="layout" svg:width="7.4cm" svg:height="1.5cm" svg:x="22.6cm" svg:y="18.7cm">
          <text:p text:style-name="P4"><text:span text:style-name="T8">&lt;smil/&gt;</text:span></text:p>
          <text:p text:style-name="P1"><text:span text:style-name="T3">smil2media-overlay</text:span></text:p>
          <text:p text:style-name="P10"><text:span text:style-name="T8">&lt;smil/&gt;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id="id46" draw:layer="layout" svg:width="7.4cm" svg:height="1.5cm" svg:x="24cm" svg:y="20.3cm">
          <text:p text:style-name="P4"><text:span text:style-name="T8">&lt;smil/&gt;</text:span></text:p>
          <text:p text:style-name="P1"><text:span text:style-name="T3">media-overlay2resources</text:span></text:p>
          <text:p text:style-name="P10"><text:span text:style-name="T8">&lt;c:manifest/&gt;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id="id47" draw:layer="layout" svg:width="7.4cm" svg:height="1.5cm" svg:x="24cm" svg:y="21.9cm">
          <text:p text:style-name="P4"><text:span text:style-name="T8">&lt;smil/&gt;</text:span></text:p>
          <text:p text:style-name="P1"><text:span text:style-name="T3">media-overlay2metadata</text:span></text:p>
          <text:p text:style-name="P10"><text:span text:style-name="T8">&lt;c:metadata/&gt;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id="id48" draw:layer="layout" svg:width="7.4cm" svg:height="1.5cm" svg:x="24cm" svg:y="23.5cm">
          <text:p text:style-name="P4"><text:span text:style-name="T8">&lt;smil/&gt;</text:span></text:p>
          <text:p text:style-name="P1"><text:span text:style-name="T3">media-overlay2reverse-media-overlay</text:span></text:p>
          <text:p text:style-name="P10"><text:span text:style-name="T8">&lt;c:manifest/&gt;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id="id49" draw:layer="layout" svg:width="6cm" svg:height="1.5cm" svg:x="25.4cm" svg:y="25.1cm">
          <text:p text:style-name="P4"><text:span text:style-name="T8">&lt;c:manifest/&gt;</text:span></text:p>
          <text:p text:style-name="P1"><text:span text:style-name="T3">manifest2spine</text:span></text:p>
          <text:p text:style-name="P10"><text:span text:style-name="T8">&lt;c:manifest/&gt;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draw:line-skew="0.147cm" svg:x1="22.6cm" svg:y1="19.45cm" svg:x2="24cm" svg:y2="21.05cm" draw:start-shape="id45" draw:end-shape="id46" draw:end-glue-point="3" svg:d="m22600 19450c-531 0-1231 1600 1400 1600">
          <text:p/>
        </draw:connector>
        <draw:connector draw:style-name="gr2" draw:text-style-name="P1" draw:layer="layout" draw:type="curve" svg:x1="22.6cm" svg:y1="19.45cm" svg:x2="24cm" svg:y2="22.65cm" draw:start-shape="id45" draw:end-shape="id47" draw:end-glue-point="3" svg:d="m22600 19450c-751 0-1451 3200 1400 3200">
          <text:p/>
        </draw:connector>
        <draw:connector draw:style-name="gr2" draw:text-style-name="P1" draw:layer="layout" draw:type="curve" svg:x1="22.6cm" svg:y1="19.45cm" svg:x2="24cm" svg:y2="24.25cm" draw:start-shape="id45" draw:end-shape="id48" draw:end-glue-point="3" svg:d="m22600 19450c-751 0-1451 4800 1400 4800">
          <text:p/>
        </draw:connector>
        <draw:connector draw:style-name="gr2" draw:text-style-name="P1" draw:layer="layout" draw:type="curve" svg:x1="24cm" svg:y1="24.25cm" svg:x2="25.4cm" svg:y2="25.85cm" draw:start-shape="id48" draw:end-shape="id49" draw:end-glue-point="3" svg:d="m24000 24250c-751 0-1451 1600 1400 1600">
          <text:p/>
        </draw:connector>
        <draw:custom-shape draw:style-name="gr25" draw:text-style-name="P4" draw:id="id50" draw:layer="layout" svg:width="4cm" svg:height="1.5cm" svg:x="33cm" svg:y="17.2cm">
          <text:p text:style-name="P4"><text:span text:style-name="T8">&lt;xhtml/&gt;</text:span></text:p>
          <text:p text:style-name="P1"><text:span text:style-name="T3">xhtml2content</text:span></text:p>
          <text:p text:style-name="P10"><text:span text:style-name="T8">&lt;xhtml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draw:id="id51" draw:layer="layout" svg:width="4cm" svg:height="1.5cm" svg:x="35cm" svg:y="18.8cm">
          <text:p text:style-name="P4"><text:span text:style-name="T8">&lt;xhtml/&gt;</text:span></text:p>
          <text:p text:style-name="P1"><text:span text:style-name="T3">content2resources</text:span></text:p>
          <text:p text:style-name="P10"><text:span text:style-name="T8">&lt;c:manifest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draw:id="id52" draw:layer="layout" svg:width="4cm" svg:height="1.5cm" svg:x="35cm" svg:y="20.4cm">
          <text:p text:style-name="P4"><text:span text:style-name="T8">&lt;xhtml/&gt;</text:span></text:p>
          <text:p text:style-name="P1"><text:span text:style-name="T3">content2metadata</text:span></text:p>
          <text:p text:style-name="P10"><text:span text:style-name="T8">&lt;c:metadata/&gt;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draw:line-skew="0.21cm" svg:x1="33cm" svg:y1="17.95cm" svg:x2="35cm" svg:y2="19.55cm" draw:start-shape="id50" draw:end-shape="id51" draw:end-glue-point="3" svg:d="m33000 17950c-436 0-1436 1600 2000 1600">
          <text:p/>
        </draw:connector>
        <draw:connector draw:style-name="gr2" draw:text-style-name="P1" draw:layer="layout" draw:type="curve" svg:x1="33cm" svg:y1="17.95cm" svg:x2="35cm" svg:y2="21.15cm" draw:start-shape="id50" draw:end-shape="id52" draw:end-glue-point="3" svg:d="m33000 17950c-751 0-1751 3200 2000 3200">
          <text:p/>
        </draw:connector>
        <draw:custom-shape draw:style-name="gr25" draw:text-style-name="P4" draw:layer="layout" svg:width="5.5cm" svg:height="1.5cm" svg:x="43.5cm" svg:y="17cm">
          <text:p text:style-name="P4"><text:span text:style-name="T8">&lt;c:manifest/&gt;</text:span></text:p>
          <text:p text:style-name="P1"><text:span text:style-name="T3">resources-manifest-cleanup</text:span></text:p>
          <text:p text:style-name="P10"><text:span text:style-name="T8">&lt;c:manifest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draw:layer="layout" svg:width="4.687cm" svg:height="1.5cm" svg:x="50.5cm" svg:y="16.9cm">
          <text:p text:style-name="P4"><text:span text:style-name="T8">&lt;c:metadata/&gt;</text:span></text:p>
          <text:p text:style-name="P1"><text:span text:style-name="T3">metadata2opf-metadata</text:span></text:p>
          <text:p text:style-name="P10"><text:span text:style-name="T8">&lt;opf:metadata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draw:layer="layout" svg:width="4.687cm" svg:height="1.5cm" svg:x="55.913cm" svg:y="16.9cm">
          <text:p text:style-name="P4"><text:span text:style-name="T8">&lt;c:manifest/&gt;</text:span></text:p>
          <text:p text:style-name="P1"><text:span text:style-name="T3">manifest2opf-manifest</text:span></text:p>
          <text:p text:style-name="P10"><text:span text:style-name="T8">&lt;opf:manifest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draw:layer="layout" svg:width="4.5cm" svg:height="1.5cm" svg:x="61.5cm" svg:y="16.9cm">
          <text:p text:style-name="P4"><text:span text:style-name="T8">&lt;c:manifest/&gt;</text:span></text:p>
          <text:p text:style-name="P1"><text:span text:style-name="T3">manifest2opf-spine</text:span></text:p>
          <text:p text:style-name="P10"><text:span text:style-name="T8">&lt;opf:spine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" draw:text-style-name="P5" draw:layer="layout" svg:width="6cm" svg:height="0.922cm" svg:x="1.5cm" svg:y="26.078cm">
            <text:p text:style-name="P1"><text:span text:style-name="T4">XProc</text:span></text:p>
            <draw:enhanced-geometry svg:viewBox="0 0 21600 21600" draw:type="rectangle" draw:enhanced-path="M 0 0 L 21600 0 21600 21600 0 21600 0 0 Z N"/>
          </draw:custom-shape>
        </draw:g>
        <draw:custom-shape draw:style-name="gr25" draw:text-style-name="P11" draw:layer="layout" svg:width="6cm" svg:height="1cm" svg:x="1.5cm" svg:y="27.1cm">
          <text:p text:style-name="P11"><text:span text:style-name="T9">XS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1" draw:layer="layout" svg:x1="1.5cm" svg:y1="28.5cm" svg:x2="7.5cm" svg:y2="28.5cm">
          <text:p text:style-name="P1"/>
          <text:p text:style-name="P1">metadata</text:p>
        </draw:line>
        <draw:line draw:style-name="gr27" draw:text-style-name="P4" draw:layer="layout" svg:x1="1.5cm" svg:y1="29.5cm" svg:x2="7.5cm" svg:y2="29.5cm">
          <text:p text:style-name="P4"/>
          <text:p text:style-name="P4">p:store-dependency</text:p>
        </draw:line>
        <draw:line draw:style-name="gr28" draw:text-style-name="P4" draw:layer="layout" svg:x1="1.5cm" svg:y1="30.5cm" svg:x2="7.5cm" svg:y2="30.5cm">
          <text:p text:style-name="P4"/>
          <text:p text:style-name="P4">p:load/p:http-request</text:p>
        </draw:line>
        <draw:line draw:style-name="gr29" draw:text-style-name="P4" draw:layer="layout" svg:x1="1.5cm" svg:y1="31.4cm" svg:x2="7.5cm" svg:y2="31.4cm">
          <text:p text:style-name="P4"/>
          <text:p text:style-name="P4">other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0cm" fo:page-height="4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stein Jacobsen</meta:initial-creator>
    <meta:creation-date>2011-03-04T15:10:16</meta:creation-date>
    <dc:date>2011-03-28T17:49:14</dc:date>
    <dc:creator>Jostein Jacobsen</dc:creator>
    <meta:editing-duration>PT23H33M29S</meta:editing-duration>
    <meta:editing-cycles>169</meta:editing-cycles>
    <meta:generator>OpenOffice.org/3.2$Unix OpenOffice.org_project/320m19$Build-9505</meta:generator>
    <meta:printed-by>Jostein Jacobsen</meta:printed-by>
    <meta:print-date>2011-03-28T12:05:20</meta:print-date>
    <meta:document-statistic meta:object-count="143"/>
  </office:meta>
</office:document-meta>
</file>